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88ec" officeooo:paragraph-rsid="000888ec"/>
    </style:style>
    <style:style style:name="P2" style:family="paragraph" style:parent-style-name="Standard">
      <style:text-properties officeooo:rsid="000942c9" officeooo:paragraph-rsid="000942c9"/>
    </style:style>
    <style:style style:name="P3" style:family="paragraph" style:parent-style-name="Standard">
      <style:text-properties officeooo:rsid="000c0e2c" officeooo:paragraph-rsid="000c0e2c"/>
    </style:style>
    <style:style style:name="P4" style:family="paragraph" style:parent-style-name="Standard">
      <style:text-properties fo:color="#000000" officeooo:rsid="000c0e2c" officeooo:paragraph-rsid="000c0e2c"/>
    </style:style>
    <style:style style:name="P5" style:family="paragraph" style:parent-style-name="Standard">
      <style:text-properties fo:color="#182f7c" fo:font-weight="bold" style:font-weight-asian="bold" style:font-weight-complex="bold"/>
    </style:style>
    <style:style style:name="P6" style:family="paragraph" style:parent-style-name="Standard">
      <style:text-properties fo:color="#182f7c" fo:font-weight="bold" officeooo:rsid="000888ec" officeooo:paragraph-rsid="000888ec" style:font-weight-asian="bold" style:font-weight-complex="bold"/>
    </style:style>
    <style:style style:name="P7" style:family="paragraph" style:parent-style-name="Standard">
      <style:text-properties fo:color="#ce181e" fo:font-weight="bold" officeooo:rsid="000c0e2c" officeooo:paragraph-rsid="000c0e2c" style:font-weight-asian="bold" style:font-weight-complex="bold"/>
    </style:style>
    <style:style style:name="P8" style:family="paragraph" style:parent-style-name="Standard">
      <style:text-properties fo:color="#000000" fo:font-weight="normal" officeooo:rsid="0012137a" officeooo:paragraph-rsid="000c0e2c" style:font-weight-asian="normal" style:font-weight-complex="normal"/>
    </style:style>
    <style:style style:name="P9" style:family="paragraph" style:parent-style-name="Standard">
      <style:text-properties fo:color="#000000" fo:font-weight="normal" officeooo:rsid="001d398a" officeooo:paragraph-rsid="001d398a" style:font-weight-asian="normal" style:font-weight-complex="normal"/>
    </style:style>
    <style:style style:name="P10" style:family="paragraph" style:parent-style-name="Preformatted_20_Text">
      <style:text-properties fo:color="#000000" fo:font-weight="normal" officeooo:rsid="001d398a" officeooo:paragraph-rsid="001d398a" style:font-weight-asian="normal" style:font-weight-complex="normal"/>
    </style:style>
    <style:style style:name="P11" style:family="paragraph" style:parent-style-name="Preformatted_20_Text">
      <style:text-properties fo:color="#000000" fo:font-weight="normal" officeooo:rsid="001d398a" officeooo:paragraph-rsid="001e300a" style:font-weight-asian="normal" style:font-weight-complex="normal"/>
    </style:style>
    <style:style style:name="T1" style:family="text">
      <style:text-properties officeooo:rsid="000888e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300a" style:font-weight-asian="bold" style:font-weight-complex="bold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color="#ce181e" fo:font-weight="bold" officeooo:rsid="001e300a" style:font-weight-asian="bold" style:font-weight-complex="bold"/>
    </style:style>
    <style:style style:name="T6" style:family="text">
      <style:text-properties fo:font-weight="normal" officeooo:rsid="000c555f" style:font-weight-asian="normal" style:font-weight-complex="normal"/>
    </style:style>
    <style:style style:name="T7" style:family="text">
      <style:text-properties fo:font-weight="normal" officeooo:rsid="0012137a" style:font-weight-asian="normal" style:font-weight-complex="normal"/>
    </style:style>
    <style:style style:name="T8" style:family="text">
      <style:text-properties fo:color="#ba131a" fo:font-weight="bold" officeooo:rsid="0012137a" style:font-weight-asian="bold" style:font-weight-complex="bold"/>
    </style:style>
    <style:style style:name="T9" style:family="text">
      <style:text-properties officeooo:rsid="001c6085"/>
    </style:style>
    <style:style style:name="T10" style:family="text">
      <style:text-properties officeooo:rsid="001e30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/><text:tab/><text:tab/><text:tab/><text:span text:style-name="T1">INCREASE HEAP MEMORY IN EDGE</text:span></text:p>
      <text:p text:style-name="P5"><text:tab/><text:tab/><text:tab/><text:span text:style-name="T1">===============================</text:span></text:p>
      <text:p text:style-name="Standard"/>
      <text:p text:style-name="Standard"/>
      <text:p text:style-name="P6">Increase Heap Memory:</text:p>
      <text:p text:style-name="P6">=================<text:span text:style-name="T9">=</text:span></text:p>
      <text:p text:style-name="P1"/>
      <text:p text:style-name="P2">First we have to login into edge server and then enter into the python docker container by using the following command.</text:p>
      <text:p text:style-name="P2"/>
      <text:p text:style-name="P2"><text:s text:c="4"/><text:span text:style-name="T4">$ sudo docker exec -it &lt;PYTHON-CONTAINER-ID&gt; bash</text:span></text:p>
      <text:p text:style-name="P2"/>
      <text:p text:style-name="P3">After that open <text:span text:style-name="T2">~/.bashrc</text:span> file to change the default java heap memory values. </text:p>
      <text:p text:style-name="P3"/>
      <text:p text:style-name="P3"><text:s text:c="5"/>root@d90fd182cf49:/app# <text:s/>vim ~/.bashrc</text:p>
      <text:p text:style-name="P3"><text:s text:c="5"/></text:p>
      <text:p text:style-name="P3"><text:s text:c="6"/><text:span text:style-name="T4">export _JAVA_OPTIONS="-Xms3000m -Xmx48g"</text:span></text:p>
      <text:p text:style-name="P7"/>
      <text:p text:style-name="P4"><text:span text:style-name="T2"><text:s/></text:span><text:span text:style-name="T6">placed the above values in </text:span><text:span text:style-name="T7">bottom of the</text:span><text:span text:style-name="T6"> ~/.bashrc </text:span><text:span text:style-name="T7">file and then execute following command.</text:span></text:p>
      <text:p text:style-name="P8"><text:s/></text:p>
      <text:p text:style-name="P4"><text:span text:style-name="T7"><text:s text:c="10"/></text:span><text:span text:style-name="T8"># source ~/.bashrc</text:span></text:p>
      <text:p text:style-name="P8"/>
      <text:p text:style-name="P9">Then restart the python docker container and check the values by using the following command.</text:p>
      <text:p text:style-name="P10"><text:span text:style-name="Source_20_Text"/></text:p>
      <text:p text:style-name="P10"><text:span text:style-name="Source_20_Text"><text:s text:c="5"/></text:span><text:span text:style-name="Source_20_Text"><text:span text:style-name="T4"># java -XX:+PrintFlagsFinal -version | grep HeapSize</text:span></text:span></text:p>
      <text:p text:style-name="P10"><text:span text:style-name="Source_20_Text"><text:span text:style-name="T4"/></text:span></text:p>
      <text:p text:style-name="P11"><text:span text:style-name="Source_20_Text"><text:span text:style-name="T10">Finally, JAVA Heap values have been changed.</text:span></text:span></text:p>
      <text:p text:style-name="P9"/>
      <text:p text:style-name="P9"><text:s text:c="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2:50:36.677004646</meta:creation-date>
    <dc:date>2019-01-25T15:35:56.306541066</dc:date>
    <meta:editing-duration>PT1H30M5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104" meta:character-count="773" meta:non-whitespace-character-count="628"/>
  </office:meta>
</office:document-meta>
</file>